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enario Descriptions</text:p>
      <text:p text:style-name="Standard"/>
      <text:p text:style-name="Standard"><text:s text:c="11"/>Sequence 1</text:p>
      <text:p text:style-name="Standard"><text:s text:c="12"/>1 <text:s text:c="3"/>System displays user's stats page.</text:p>
      <text:list xml:id="list752894318658721071" text:style-name="L2">
        <text:list-item>
          <text:list>
            <text:list-item>
              <text:p text:style-name="P1">User selects profile option in main menu</text:p>
            </text:list-item>
            <text:list-item>
              <text:p text:style-name="P1">System displays profile page</text:p>
            </text:list-item>
            <text:list-item>
              <text:p text:style-name="P1">User selects Stats option</text:p>
            </text:list-item>
            <text:list-item>
              <text:p text:style-name="P1">System displays user's stats page</text:p>
            </text:list-item>
            <text:list-item>
              <text:p text:style-name="P1">User selects Competitive Leaderboard option</text:p>
            </text:list-item>
            <text:list-item>
              <text:p text:style-name="P1">System displays competitive leaderboard </text:p>
              <text:p text:style-name="P1">1.6.1 System gets competitive leaderboard database</text:p>
              <text:p text:style-name="P1">1.6.2 System displays competitive leaderboard, as well as user's rank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 text:c="12"/>Sequence 2</text:p>
      <text:p text:style-name="Standard"><text:s text:c="12"/>2 System displays what piece User has chosen to opponent</text:p>
      <text:list xml:id="list5772087636121320783" text:style-name="L3">
        <text:list-item>
          <text:list>
            <text:list-item>
              <text:p text:style-name="P2">User selects piece </text:p>
            </text:list-item>
            <text:list-item>
              <text:p text:style-name="P2">System displays “Would you like to offer this piece”</text:p>
            </text:list-item>
            <text:list-item>
              <text:p text:style-name="P2">If User selects Yes</text:p>
              <text:p text:style-name="P2">2.3.1 System displays what piece User has chosen to opponent</text:p>
            </text:list-item>
            <text:list-item>
              <text:p text:style-name="P2">If User selects No</text:p>
              <text:p text:style-name="P2">2.4.1 System displays piece options to User</text:p>
              <text:p text:style-name="P2">2.4.2 User selects piece</text:p>
            </text:list-item>
          </text:list>
        </text:list-item>
      </text:list>
      <text:p text:style-name="Standard"/>
      <text:p text:style-name="Standard">Sequence 3</text:p>
      <text:p text:style-name="Standard"><text:s text:c="12"/>3 System asks User to verify age</text:p>
      <text:list xml:id="list2424528611063404444" text:style-name="L4">
        <text:list-item>
          <text:list>
            <text:list-item>
              <text:p text:style-name="P3">User opens app</text:p>
            </text:list-item>
            <text:list-item>
              <text:p text:style-name="P3">System displays main menu screen</text:p>
            </text:list-item>
            <text:list-item>
              <text:p text:style-name="P3">User selects “settings” option</text:p>
            </text:list-item>
            <text:list-item>
              <text:p text:style-name="P3">System displays settings page</text:p>
            </text:list-item>
            <text:list-item>
              <text:p text:style-name="P3">User selects “account” option</text:p>
            </text:list-item>
            <text:list-item>
              <text:p text:style-name="P3">System asks user to enter information</text:p>
            </text:list-item>
            <text:list-item>
              <text:p text:style-name="P3">User enters required information and selects “submit”</text:p>
            </text:list-item>
            <text:list-item>
              <text:p text:style-name="P3">System requests user to verify age</text:p>
            </text:list-item>
            <text:list-item>
              <text:p text:style-name="P3">User enters age</text:p>
            </text:list-item>
          </text:list>
        </text:list-item>
      </text:list>
      <text:list xml:id="list9115280355248294936" text:style-name="L6">
        <text:list-item>
          <text:list>
            <text:list-item>
              <text:p text:style-name="P4">If User's age is eligible for account</text:p>
              <text:p text:style-name="P4">3.10.1 System passes User ID to Account DB and creates account</text:p>
            </text:list-item>
            <text:list-item>
              <text:p text:style-name="P4">If User's age is ineligible for account</text:p>
              <text:p text:style-name="P4">3.11.1 System displays “You must be of an eligible age to create an account.”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Clukey</meta:initial-creator>
    <meta:creation-date>2021-03-27T20:07:40.85</meta:creation-date>
    <dc:date>2021-03-27T20:53:40.49</dc:date>
    <dc:creator>Peter Clukey</dc:creator>
    <meta:editing-duration>PT45M59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35" meta:word-count="219" meta:character-count="1353"/>
  </office:meta>
</office:document-meta>
</file>